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family-generic="modern" style:font-pitch="fixed"/>
    <style:font-face style:name="Arial2" svg:font-family="Ari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line-height="150%" fo:text-align="start" style:justify-single-word="false"/>
      <style:text-properties style:text-underline-style="none" officeooo:paragraph-rsid="001586ef"/>
    </style:style>
    <style:style style:name="P3" style:family="paragraph" style:parent-style-name="Text_20_body">
      <style:paragraph-properties fo:line-height="150%" fo:text-align="start" style:justify-single-word="false"/>
      <style:text-properties style:text-underline-style="none" officeooo:rsid="0018ec50" officeooo:paragraph-rsid="0016feb1"/>
    </style:style>
    <style:style style:name="P4" style:family="paragraph" style:parent-style-name="Text_20_body">
      <style:paragraph-properties fo:line-height="150%" fo:text-align="start" style:justify-single-word="false"/>
      <style:text-properties style:text-underline-style="none" officeooo:rsid="00335de5" officeooo:paragraph-rsid="00335de5"/>
    </style:style>
    <style:style style:name="P5" style:family="paragraph" style:parent-style-name="Text_20_body">
      <style:paragraph-properties fo:line-height="150%" fo:text-align="start" style:justify-single-word="false"/>
      <style:text-properties style:text-underline-style="none" officeooo:rsid="00521680" officeooo:paragraph-rsid="0061d2dd"/>
    </style:style>
    <style:style style:name="P6" style:family="paragraph" style:parent-style-name="Text_20_body">
      <style:paragraph-properties fo:line-height="150%" fo:text-align="start" style:justify-single-word="false"/>
      <style:text-properties style:text-underline-style="none" officeooo:rsid="00521680" officeooo:paragraph-rsid="005e5ac8"/>
    </style:style>
    <style:style style:name="P7" style:family="paragraph" style:parent-style-name="Text_20_body">
      <style:paragraph-properties fo:line-height="150%" fo:text-align="start" style:justify-single-word="false"/>
      <style:text-properties style:text-underline-style="none" officeooo:rsid="00521680" officeooo:paragraph-rsid="0054f0e2"/>
    </style:style>
    <style:style style:name="P8" style:family="paragraph" style:parent-style-name="Text_20_body">
      <style:paragraph-properties fo:line-height="150%" fo:text-align="start" style:justify-single-word="false"/>
      <style:text-properties style:text-underline-style="none" officeooo:rsid="0054f0e2" officeooo:paragraph-rsid="0054f0e2"/>
    </style:style>
    <style:style style:name="P9" style:family="paragraph" style:parent-style-name="Text_20_body">
      <style:paragraph-properties fo:line-height="150%" fo:text-align="start" style:justify-single-word="false"/>
    </style:style>
    <style:style style:name="P10" style:family="paragraph" style:parent-style-name="Text_20_body">
      <style:paragraph-properties fo:line-height="150%" fo:text-align="start" style:justify-single-word="false"/>
      <style:text-properties officeooo:paragraph-rsid="0018ec50"/>
    </style:style>
    <style:style style:name="P11" style:family="paragraph" style:parent-style-name="Text_20_body">
      <style:paragraph-properties fo:line-height="150%" fo:text-align="start" style:justify-single-word="false"/>
      <style:text-properties officeooo:paragraph-rsid="0016feb1"/>
    </style:style>
    <style:style style:name="P12" style:family="paragraph" style:parent-style-name="Text_20_body">
      <style:paragraph-properties fo:line-height="150%" fo:text-align="start" style:justify-single-word="false"/>
      <style:text-properties officeooo:paragraph-rsid="001c2157"/>
    </style:style>
    <style:style style:name="P13" style:family="paragraph" style:parent-style-name="Text_20_body">
      <style:paragraph-properties fo:line-height="150%" fo:text-align="start" style:justify-single-word="false"/>
      <style:text-properties officeooo:paragraph-rsid="0074b7f6"/>
    </style:style>
    <style:style style:name="P14" style:family="paragraph" style:parent-style-name="Text_20_body">
      <style:paragraph-properties fo:line-height="150%" fo:text-align="start" style:justify-single-word="false"/>
      <style:text-properties officeooo:paragraph-rsid="0079790b"/>
    </style:style>
    <style:style style:name="P15" style:family="paragraph" style:parent-style-name="Text_20_body">
      <style:paragraph-properties fo:line-height="150%" fo:text-align="start" style:justify-single-word="false"/>
      <style:text-properties officeooo:paragraph-rsid="007aa0ea"/>
    </style:style>
    <style:style style:name="P16" style:family="paragraph" style:parent-style-name="Text_20_body">
      <style:paragraph-properties fo:line-height="150%" fo:text-align="start" style:justify-single-word="false"/>
      <style:text-properties fo:color="#141312" officeooo:rsid="006a3807" officeooo:paragraph-rsid="006da904"/>
    </style:style>
    <style:style style:name="P17" style:family="paragraph" style:parent-style-name="Endnote">
      <style:text-properties officeooo:paragraph-rsid="0005c6d2"/>
    </style:style>
    <style:style style:name="P18" style:family="paragraph" style:parent-style-name="Endnote">
      <style:text-properties officeooo:paragraph-rsid="00311578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/>
      <style:text-properties officeooo:paragraph-rsid="000f6c87"/>
    </style:style>
    <style:style style:name="P21" style:family="paragraph" style:parent-style-name="Standard">
      <style:paragraph-properties fo:line-height="150%"/>
      <style:text-properties officeooo:paragraph-rsid="004bb74a"/>
    </style:style>
    <style:style style:name="P22" style:family="paragraph" style:parent-style-name="Standard">
      <style:paragraph-properties fo:line-height="150%"/>
      <style:text-properties officeooo:paragraph-rsid="004d4de3"/>
    </style:style>
    <style:style style:name="P23" style:family="paragraph" style:parent-style-name="Standard">
      <style:paragraph-properties fo:line-height="150%"/>
      <style:text-properties officeooo:paragraph-rsid="0079790b"/>
    </style:style>
    <style:style style:name="P24" style:family="paragraph" style:parent-style-name="Standard">
      <style:paragraph-properties fo:line-height="100%"/>
      <style:text-properties officeooo:paragraph-rsid="0008b47f"/>
    </style:style>
    <style:style style:name="P25" style:family="paragraph" style:parent-style-name="Standard">
      <style:paragraph-properties fo:line-height="150%"/>
      <style:text-properties officeooo:rsid="0002feda"/>
    </style:style>
    <style:style style:name="P26" style:family="paragraph" style:parent-style-name="Standard">
      <style:paragraph-properties fo:line-height="100%"/>
      <style:text-properties fo:font-size="12pt" fo:font-weight="normal" officeooo:rsid="0005c6d2" officeooo:paragraph-rsid="0005c6d2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text-underline-style="none" officeooo:rsid="00443e08"/>
    </style:style>
    <style:style style:name="P28" style:family="paragraph" style:parent-style-name="Standard">
      <style:text-properties style:text-underline-style="none" officeooo:rsid="004684de"/>
    </style:style>
    <style:style style:name="P29" style:family="paragraph" style:parent-style-name="Standard">
      <style:paragraph-properties fo:line-height="150%"/>
      <style:text-properties style:text-underline-style="none" officeooo:rsid="0049f469"/>
    </style:style>
    <style:style style:name="P30" style:family="paragraph" style:parent-style-name="Standard">
      <style:text-properties fo:color="#141312"/>
    </style:style>
    <style:style style:name="P31" style:family="paragraph" style:parent-style-name="Standard">
      <style:paragraph-properties fo:line-height="150%"/>
      <style:text-properties fo:color="#141312" officeooo:rsid="00585817"/>
    </style:style>
    <style:style style:name="P32" style:family="paragraph" style:parent-style-name="Standard">
      <style:paragraph-properties fo:line-height="150%"/>
      <style:text-properties fo:color="#141312" officeooo:rsid="00585817" officeooo:paragraph-rsid="0065e71a"/>
    </style:style>
    <style:style style:name="P33" style:family="paragraph" style:parent-style-name="Standard">
      <style:paragraph-properties fo:line-height="150%"/>
      <style:text-properties fo:color="#141312" officeooo:rsid="00585817" officeooo:paragraph-rsid="00678631"/>
    </style:style>
    <style:style style:name="P34" style:family="paragraph" style:parent-style-name="Standard">
      <style:paragraph-properties fo:line-height="150%"/>
      <style:text-properties fo:color="#141312" officeooo:rsid="005bda9d" officeooo:paragraph-rsid="005bda9d"/>
    </style:style>
    <style:style style:name="P35" style:family="paragraph" style:parent-style-name="Standard">
      <style:paragraph-properties fo:line-height="150%"/>
      <style:text-properties officeooo:rsid="00603a41"/>
    </style:style>
    <style:style style:name="P36" style:family="paragraph" style:parent-style-name="Standard">
      <style:text-properties officeooo:rsid="0062aac6"/>
    </style:style>
    <style:style style:name="P37" style:family="paragraph" style:parent-style-name="Standard">
      <style:paragraph-properties fo:line-height="150%"/>
      <style:text-properties officeooo:rsid="0062aac6"/>
    </style:style>
    <style:style style:name="P38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02fed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100f2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2e18b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rsid="0002feda" officeooo:paragraph-rsid="00100f2c" style:font-size-asian="12pt" style:font-weight-asian="normal" style:font-size-complex="12pt" style:font-weight-complex="normal"/>
    </style:style>
    <style:style style:name="P42" style:family="paragraph" style:parent-style-name="Исходный_20_Код">
      <style:text-properties fo:font-size="10pt" style:font-size-asian="10pt" style:font-size-complex="10pt"/>
    </style:style>
    <style:style style:name="P43" style:family="paragraph" style:parent-style-name="Исходный_20_Код">
      <style:text-properties fo:font-size="10pt" officeooo:paragraph-rsid="00678631" style:font-size-asian="10pt" style:font-size-complex="10pt"/>
    </style:style>
    <style:style style:name="P44" style:family="paragraph" style:parent-style-name="Исходный_20_Код">
      <style:text-properties fo:font-size="10pt" officeooo:rsid="00603a41" officeooo:paragraph-rsid="00603a41" style:font-size-asian="10pt" style:font-size-complex="10pt"/>
    </style:style>
    <style:style style:name="P45" style:family="paragraph" style:parent-style-name="Исходный_20_Код">
      <style:text-properties fo:color="#141312"/>
    </style:style>
    <style:style style:name="P46" style:family="paragraph" style:parent-style-name="Исходный_20_Код">
      <style:text-properties fo:color="#141312" officeooo:rsid="0059b91b"/>
    </style:style>
    <style:style style:name="P47" style:family="paragraph" style:parent-style-name="Исходный_20_Код">
      <style:text-properties fo:color="#141312" fo:font-size="10pt" officeooo:rsid="00603a41" style:font-size-asian="10pt" style:font-size-complex="10pt"/>
    </style:style>
    <style:style style:name="P48" style:family="paragraph" style:parent-style-name="Исходный_20_Код">
      <style:text-properties fo:color="#141312" officeooo:rsid="0068c38d" officeooo:paragraph-rsid="0068c38d"/>
    </style:style>
    <style:style style:name="P49" style:family="paragraph" style:parent-style-name="Исходный_20_Код">
      <style:text-properties style:text-underline-style="none" officeooo:rsid="004684de"/>
    </style:style>
    <style:style style:name="P50" style:family="paragraph" style:parent-style-name="Исходный_20_Код">
      <style:text-properties officeooo:paragraph-rsid="0068c38d"/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Footnote">
      <style:text-properties officeooo:paragraph-rsid="0074444a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Standard" style:list-style-name="L1">
      <style:paragraph-properties fo:line-height="150%"/>
      <style:text-properties fo:font-size="12pt" fo:font-weight="normal" officeooo:rsid="000436e7" officeooo:paragraph-rsid="000436e7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line-height="150%"/>
      <style:text-properties officeooo:paragraph-rsid="0005c6d2"/>
    </style:style>
    <style:style style:name="P57" style:family="paragraph" style:parent-style-name="Standard" style:list-style-name="L2">
      <style:paragraph-properties fo:line-height="150%"/>
      <style:text-properties style:font-name="Times New Roman" fo:font-size="12pt" officeooo:rsid="000da706" officeooo:paragraph-rsid="000da706" style:font-size-asian="12pt" style:font-size-complex="12pt"/>
    </style:style>
    <style:style style:name="P58" style:family="paragraph" style:parent-style-name="Standard" style:list-style-name="L3">
      <style:paragraph-properties fo:line-height="150%"/>
      <style:text-properties officeooo:rsid="000dd4ca" officeooo:paragraph-rsid="000dd4ca"/>
    </style:style>
    <style:style style:name="P59" style:family="paragraph" style:parent-style-name="Standard" style:list-style-name="L3">
      <style:paragraph-properties fo:line-height="150%"/>
      <style:text-properties officeooo:rsid="000f6c87" officeooo:paragraph-rsid="000f6c87"/>
    </style:style>
    <style:style style:name="P60" style:family="paragraph" style:parent-style-name="Standard">
      <style:paragraph-properties fo:line-height="150%"/>
      <style:text-properties style:text-underline-style="none" officeooo:rsid="003c79e0" officeooo:paragraph-rsid="0079790b"/>
    </style:style>
    <style:style style:name="P61" style:family="paragraph" style:parent-style-name="Standard" style:list-style-name="L11"/>
    <style:style style:name="P62" style:family="paragraph" style:parent-style-name="Standard">
      <style:paragraph-properties fo:text-align="start" style:justify-single-word="false"/>
      <style:text-properties officeooo:rsid="00012996" officeooo:paragraph-rsid="0014dbe3"/>
    </style:style>
    <style:style style:name="P63" style:family="paragraph" style:parent-style-name="Text_20_body" style:list-style-name="L4">
      <style:paragraph-properties fo:line-height="150%" fo:text-align="start" style:justify-single-word="false"/>
      <style:text-properties style:text-underline-style="none" officeooo:rsid="001586ef" officeooo:paragraph-rsid="001586ef"/>
    </style:style>
    <style:style style:name="P64" style:family="paragraph" style:parent-style-name="Text_20_body" style:list-style-name="L4">
      <style:paragraph-properties fo:line-height="150%" fo:text-align="start" style:justify-single-word="false"/>
      <style:text-properties style:text-underline-style="none" officeooo:rsid="0016d598" officeooo:paragraph-rsid="0016d598"/>
    </style:style>
    <style:style style:name="P65" style:family="paragraph" style:parent-style-name="Text_20_body" style:list-style-name="L4">
      <style:paragraph-properties fo:line-height="150%" fo:text-align="start" style:justify-single-word="false"/>
      <style:text-properties style:text-underline-style="none" officeooo:rsid="0016d598" officeooo:paragraph-rsid="0018ec50"/>
    </style:style>
    <style:style style:name="P66" style:family="paragraph" style:parent-style-name="Text_20_body" style:list-style-name="L5">
      <style:paragraph-properties fo:line-height="150%" fo:text-align="start" style:justify-single-word="false"/>
      <style:text-properties style:text-underline-style="none" officeooo:rsid="0018ec50" officeooo:paragraph-rsid="0018ec50"/>
    </style:style>
    <style:style style:name="P67" style:family="paragraph" style:parent-style-name="Text_20_body" style:list-style-name="L6">
      <style:paragraph-properties fo:line-height="150%" fo:text-align="start" style:justify-single-word="false"/>
      <style:text-properties style:text-underline-style="none" officeooo:rsid="001c2157" officeooo:paragraph-rsid="001c2157"/>
    </style:style>
    <style:style style:name="P68" style:family="paragraph" style:parent-style-name="Text_20_body" style:list-style-name="L8">
      <style:paragraph-properties fo:line-height="150%" fo:text-align="start" style:justify-single-word="false"/>
      <style:text-properties style:text-underline-style="none" officeooo:rsid="001f4d3a" officeooo:paragraph-rsid="001f4d3a"/>
    </style:style>
    <style:style style:name="P69" style:family="paragraph" style:parent-style-name="Text_20_body" style:list-style-name="L8">
      <style:paragraph-properties fo:line-height="150%" fo:text-align="start" style:justify-single-word="false"/>
      <style:text-properties style:text-underline-style="none" officeooo:rsid="001f4d3a" officeooo:paragraph-rsid="0022bed9"/>
    </style:style>
    <style:style style:name="P70" style:family="paragraph" style:parent-style-name="Text_20_body" style:list-style-name="L9">
      <style:paragraph-properties fo:line-height="150%" fo:text-align="start" style:justify-single-word="false"/>
      <style:text-properties style:text-underline-style="none" officeooo:rsid="00335de5" officeooo:paragraph-rsid="00335de5"/>
    </style:style>
    <style:style style:name="P71" style:family="paragraph" style:parent-style-name="Text_20_body" style:list-style-name="L9">
      <style:paragraph-properties fo:line-height="150%" fo:text-align="start" style:justify-single-word="false"/>
      <style:text-properties style:text-underline-style="none" officeooo:rsid="00335de5" officeooo:paragraph-rsid="0045d923"/>
    </style:style>
    <style:style style:name="P72" style:family="paragraph" style:parent-style-name="Text_20_body" style:list-style-name="L10">
      <style:paragraph-properties fo:line-height="150%" fo:text-align="start" style:justify-single-word="false"/>
      <style:text-properties style:text-underline-style="none" officeooo:rsid="007aa0ea" officeooo:paragraph-rsid="007aa0ea"/>
    </style:style>
    <style:style style:name="P73" style:family="paragraph" style:parent-style-name="Text_20_body" style:list-style-name="L5">
      <style:paragraph-properties fo:line-height="150%" fo:text-align="start" style:justify-single-word="false"/>
      <style:text-properties officeooo:paragraph-rsid="0018ec50"/>
    </style:style>
    <style:style style:name="P74" style:family="paragraph" style:parent-style-name="Text_20_body" style:list-style-name="L7">
      <style:paragraph-properties fo:line-height="150%" fo:text-align="start" style:justify-single-word="false"/>
      <style:text-properties officeooo:paragraph-rsid="001c2157"/>
    </style:style>
    <style:style style:name="P75" style:family="paragraph" style:parent-style-name="Text_20_body" style:list-style-name="L7">
      <style:paragraph-properties fo:line-height="150%" fo:text-align="start" style:justify-single-word="false"/>
      <style:text-properties officeooo:paragraph-rsid="001d2023"/>
    </style:style>
    <style:style style:name="P76" style:family="paragraph" style:parent-style-name="Text_20_body" style:list-style-name="L8">
      <style:paragraph-properties fo:line-height="150%" fo:text-align="start" style:justify-single-word="false"/>
      <style:text-properties officeooo:paragraph-rsid="00245cac"/>
    </style:style>
    <style:style style:name="P77" style:family="paragraph" style:parent-style-name="Text_20_body" style:list-style-name="L8">
      <style:paragraph-properties fo:line-height="150%" fo:text-align="start" style:justify-single-word="false"/>
      <style:text-properties officeooo:paragraph-rsid="00239939"/>
    </style:style>
    <style:style style:name="P78" style:family="paragraph" style:parent-style-name="Text_20_body" style:list-style-name="L8">
      <style:paragraph-properties fo:line-height="150%" fo:text-align="start" style:justify-single-word="false"/>
      <style:text-properties officeooo:paragraph-rsid="001f4d3a"/>
    </style:style>
    <style:style style:name="P79" style:family="paragraph" style:parent-style-name="Text_20_body" style:list-style-name="L8">
      <style:paragraph-properties fo:line-height="150%" fo:text-align="start" style:justify-single-word="false"/>
      <style:text-properties officeooo:paragraph-rsid="002d7ea1"/>
    </style:style>
    <style:style style:name="P80" style:family="paragraph" style:parent-style-name="Text_20_body" style:list-style-name="L10">
      <style:paragraph-properties fo:line-height="150%" fo:text-align="start" style:justify-single-word="false"/>
      <style:text-properties officeooo:paragraph-rsid="007aa0ea"/>
    </style:style>
    <style:style style:name="P81" style:family="paragraph" style:parent-style-name="Heading_20_1">
      <style:paragraph-properties fo:text-align="center" style:justify-single-word="false"/>
      <style:text-properties officeooo:rsid="00012996"/>
    </style:style>
    <style:style style:name="P82" style:family="paragraph" style:parent-style-name="Heading_20_1">
      <style:paragraph-properties fo:text-align="center" style:justify-single-word="false" fo:break-before="page"/>
    </style:style>
    <style:style style:name="P83" style:family="paragraph" style:parent-style-name="Heading_20_1">
      <style:paragraph-properties fo:text-align="center" style:justify-single-word="false" fo:break-before="page"/>
      <style:text-properties officeooo:paragraph-rsid="000436e7"/>
    </style:style>
    <style:style style:name="P84" style:family="paragraph" style:parent-style-name="Heading_20_1">
      <style:paragraph-properties fo:text-align="center" style:justify-single-word="false" fo:break-before="page"/>
      <style:text-properties officeooo:paragraph-rsid="0037a4fe"/>
    </style:style>
    <style:style style:name="P85" style:family="paragraph" style:parent-style-name="Heading_20_1">
      <style:paragraph-properties fo:text-align="center" style:justify-single-word="false" fo:break-before="page"/>
      <style:text-properties officeooo:paragraph-rsid="0033dcef"/>
    </style:style>
    <style:style style:name="P86" style:family="paragraph" style:parent-style-name="Heading_20_1">
      <style:paragraph-properties fo:text-align="center" style:justify-single-word="false" fo:break-before="page"/>
      <style:text-properties officeooo:rsid="000da706" officeooo:paragraph-rsid="000da706"/>
    </style:style>
    <style:style style:name="P87" style:family="paragraph" style:parent-style-name="Heading_20_1">
      <style:paragraph-properties fo:line-height="150%" fo:text-align="center" style:justify-single-word="false" fo:break-before="page"/>
      <style:text-properties officeooo:paragraph-rsid="006da904"/>
    </style:style>
    <style:style style:name="P88" style:family="paragraph" style:parent-style-name="Heading_20_2">
      <style:paragraph-properties fo:text-align="center" style:justify-single-word="false"/>
      <style:text-properties style:text-underline-style="none" officeooo:rsid="004384d8" officeooo:paragraph-rsid="00443e08"/>
    </style:style>
    <style:style style:name="P89" style:family="paragraph" style:parent-style-name="Heading_20_2" style:list-style-name="">
      <style:paragraph-properties fo:text-align="center" style:justify-single-word="false"/>
      <style:text-properties style:text-underline-style="none" officeooo:rsid="005086ee" officeooo:paragraph-rsid="005086ee"/>
    </style:style>
    <style:style style:name="P90" style:family="paragraph" style:parent-style-name="Heading_20_2">
      <style:paragraph-properties fo:text-align="center" style:justify-single-word="false" fo:break-before="page"/>
      <style:text-properties style:text-underline-style="none" officeooo:rsid="001d4a4a"/>
    </style:style>
    <style:style style:name="P91" style:family="paragraph" style:parent-style-name="Heading_20_2">
      <style:paragraph-properties fo:text-align="center" style:justify-single-word="false" fo:break-before="page"/>
      <style:text-properties style:text-underline-style="none" officeooo:rsid="00335de5"/>
    </style:style>
    <style:style style:name="P92" style:family="paragraph" style:parent-style-name="Heading_20_2">
      <style:paragraph-properties fo:text-align="center" style:justify-single-word="false" fo:break-before="page"/>
      <style:text-properties officeooo:paragraph-rsid="005086ee"/>
    </style:style>
    <style:style style:name="P93" style:family="paragraph" style:parent-style-name="Preformatted_20_Text" style:list-style-name="L2">
      <style:paragraph-properties fo:line-height="150%"/>
      <style:text-properties style:font-name="Times New Roman" fo:font-size="12pt" officeooo:rsid="000da706" officeooo:paragraph-rsid="000da706" style:font-size-asian="12pt" style:font-size-complex="12pt"/>
    </style:style>
    <style:style style:name="P94" style:family="paragraph" style:parent-style-name="Title">
      <style:paragraph-properties fo:break-before="page"/>
      <style:text-properties officeooo:rsid="0039c0e6" officeooo:paragraph-rsid="0039c0e6"/>
    </style:style>
    <style:style style:name="P95" style:family="paragraph" style:parent-style-name="Heading_20_3">
      <style:paragraph-properties fo:text-align="center" style:justify-single-word="false"/>
    </style:style>
    <style:style style:name="P96" style:family="paragraph" style:parent-style-name="Heading_20_3">
      <style:paragraph-properties fo:text-align="center" style:justify-single-word="false" fo:break-before="page"/>
      <style:text-properties fo:color="#141312" officeooo:rsid="005d5612"/>
    </style:style>
    <style:style style:name="P97" style:family="paragraph" style:parent-style-name="Heading_20_3">
      <style:paragraph-properties fo:text-align="center" style:justify-single-word="false" fo:break-before="page"/>
      <style:text-properties fo:color="#141312" officeooo:rsid="0061d2dd" officeooo:paragraph-rsid="0061d2dd"/>
    </style:style>
    <style:style style:name="T1" style:family="text">
      <style:text-properties officeooo:rsid="00012996"/>
    </style:style>
    <style:style style:name="T2" style:family="text">
      <style:text-properties fo:font-weight="bold"/>
    </style:style>
    <style:style style:name="T3" style:family="text">
      <style:text-properties fo:font-size="12pt" fo:font-weight="normal" officeooo:rsid="0005c6d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9afd4" style:font-size-asian="10.5pt" style:font-weight-asian="normal" style:font-size-complex="12pt" style:font-weight-complex="normal"/>
    </style:style>
    <style:style style:name="T5" style:family="text">
      <style:text-properties officeooo:rsid="0002feda"/>
    </style:style>
    <style:style style:name="T6" style:family="text">
      <style:text-properties officeooo:rsid="000436e7"/>
    </style:style>
    <style:style style:name="T7" style:family="text">
      <style:text-properties officeooo:rsid="0005c6d2"/>
    </style:style>
    <style:style style:name="T8" style:family="text">
      <style:text-properties fo:color="#0057ae"/>
    </style:style>
    <style:style style:name="T9" style:family="text">
      <style:text-properties fo:color="#0057ae" style:text-underline-style="none" officeooo:rsid="00443e08"/>
    </style:style>
    <style:style style:name="T10" style:family="text">
      <style:text-properties fo:color="#0057ae" fo:font-weight="normal" officeooo:rsid="0005c6d2" style:font-weight-asian="normal" style:font-weight-complex="normal"/>
    </style:style>
    <style:style style:name="T11" style:family="text">
      <style:text-properties fo:color="#0057ae" officeooo:rsid="0054f0e2"/>
    </style:style>
    <style:style style:name="T12" style:family="text">
      <style:text-properties fo:color="#0057ae" officeooo:rsid="005e5ac8"/>
    </style:style>
    <style:style style:name="T13" style:family="text">
      <style:text-properties fo:color="#0057ae" officeooo:rsid="0061d2dd"/>
    </style:style>
    <style:style style:name="T14" style:family="text">
      <style:text-properties officeooo:rsid="000a8d34"/>
    </style:style>
    <style:style style:name="T15" style:family="text">
      <style:text-properties officeooo:rsid="000bbd38"/>
    </style:style>
    <style:style style:name="T16" style:family="text">
      <style:text-properties style:font-name="Times New Roman" fo:font-size="12pt" officeooo:rsid="000bbd38" style:font-size-asian="12pt" style:font-size-complex="12pt"/>
    </style:style>
    <style:style style:name="T17" style:family="text">
      <style:text-properties style:font-name="Times New Roman" fo:font-size="12pt" officeooo:rsid="0009c784" style:font-size-asian="12pt" style:font-size-complex="12pt"/>
    </style:style>
    <style:style style:name="T18" style:family="text">
      <style:text-properties style:font-name="Times New Roman" fo:font-size="12pt" officeooo:rsid="000a8d34" style:font-size-asian="12pt" style:font-size-complex="12pt"/>
    </style:style>
    <style:style style:name="T19" style:family="text">
      <style:text-properties style:font-name="Times New Roman" fo:font-size="12pt" officeooo:rsid="000da706" style:font-size-asian="12pt" style:font-size-complex="12pt"/>
    </style:style>
    <style:style style:name="T20" style:family="text">
      <style:text-properties officeooo:rsid="000da706"/>
    </style:style>
    <style:style style:name="T21" style:family="text">
      <style:text-properties officeooo:rsid="000dd4ca"/>
    </style:style>
    <style:style style:name="T22" style:family="text">
      <style:text-properties officeooo:rsid="000f6c87"/>
    </style:style>
    <style:style style:name="T23" style:family="text">
      <style:text-properties officeooo:rsid="00100f2c"/>
    </style:style>
    <style:style style:name="T24" style:family="text">
      <style:text-properties officeooo:rsid="00120a5c"/>
    </style:style>
    <style:style style:name="T25" style:family="text">
      <style:text-properties officeooo:rsid="00136f8d"/>
    </style:style>
    <style:style style:name="T26" style:family="text">
      <style:text-properties officeooo:rsid="0014dbe3"/>
    </style:style>
    <style:style style:name="T27" style:family="text">
      <style:text-properties officeooo:rsid="00156e83"/>
    </style:style>
    <style:style style:name="T28" style:family="text">
      <style:text-properties officeooo:rsid="001586ef"/>
    </style:style>
    <style:style style:name="T29" style:family="text">
      <style:text-properties style:text-underline-style="none" officeooo:rsid="0016d598"/>
    </style:style>
    <style:style style:name="T30" style:family="text">
      <style:text-properties style:text-underline-style="none" officeooo:rsid="0016feb1"/>
    </style:style>
    <style:style style:name="T31" style:family="text">
      <style:text-properties style:text-underline-style="none" officeooo:rsid="0018ec50"/>
    </style:style>
    <style:style style:name="T32" style:family="text">
      <style:text-properties style:text-underline-style="none" officeooo:rsid="001a2d1c"/>
    </style:style>
    <style:style style:name="T33" style:family="text">
      <style:text-properties style:text-underline-style="none" officeooo:rsid="001b668c"/>
    </style:style>
    <style:style style:name="T34" style:family="text">
      <style:text-properties style:text-underline-style="none" officeooo:rsid="001c2157"/>
    </style:style>
    <style:style style:name="T35" style:family="text">
      <style:text-properties style:text-underline-style="none" officeooo:rsid="001c52c3"/>
    </style:style>
    <style:style style:name="T36" style:family="text">
      <style:text-properties style:text-underline-style="none" officeooo:rsid="001d2023"/>
    </style:style>
    <style:style style:name="T37" style:family="text">
      <style:text-properties style:text-underline-style="none" officeooo:rsid="001d4a4a"/>
    </style:style>
    <style:style style:name="T38" style:family="text">
      <style:text-properties style:text-underline-style="none" officeooo:rsid="001f4d3a"/>
    </style:style>
    <style:style style:name="T39" style:family="text">
      <style:text-properties style:text-underline-style="none" officeooo:rsid="0021383e"/>
    </style:style>
    <style:style style:name="T40" style:family="text">
      <style:text-properties style:text-underline-style="none" officeooo:rsid="0022bed9"/>
    </style:style>
    <style:style style:name="T41" style:family="text">
      <style:text-properties style:text-underline-style="none" officeooo:rsid="00239939"/>
    </style:style>
    <style:style style:name="T42" style:family="text">
      <style:text-properties style:text-underline-style="none" officeooo:rsid="00245cac"/>
    </style:style>
    <style:style style:name="T43" style:family="text">
      <style:text-properties style:text-underline-style="none" officeooo:rsid="002577d3"/>
    </style:style>
    <style:style style:name="T44" style:family="text">
      <style:text-properties style:text-underline-style="none" officeooo:rsid="00298097"/>
    </style:style>
    <style:style style:name="T45" style:family="text">
      <style:text-properties style:text-underline-style="none" officeooo:rsid="002b772f"/>
    </style:style>
    <style:style style:name="T46" style:family="text">
      <style:text-properties style:text-underline-style="none" officeooo:rsid="002cd747"/>
    </style:style>
    <style:style style:name="T47" style:family="text">
      <style:text-properties style:text-underline-style="none" officeooo:rsid="002d7ea1"/>
    </style:style>
    <style:style style:name="T48" style:family="text">
      <style:text-properties style:text-underline-style="none" officeooo:rsid="002e18b0"/>
    </style:style>
    <style:style style:name="T49" style:family="text">
      <style:text-properties style:text-underline-style="none" officeooo:rsid="0033dcef"/>
    </style:style>
    <style:style style:name="T50" style:family="text">
      <style:text-properties style:text-underline-style="none" officeooo:rsid="00360df5"/>
    </style:style>
    <style:style style:name="T51" style:family="text">
      <style:text-properties style:text-underline-style="none" officeooo:rsid="0037a4fe"/>
    </style:style>
    <style:style style:name="T52" style:family="text">
      <style:text-properties style:text-underline-style="none" officeooo:rsid="0038ba6c"/>
    </style:style>
    <style:style style:name="T53" style:family="text">
      <style:text-properties style:text-underline-style="none" officeooo:rsid="0039c0e6"/>
    </style:style>
    <style:style style:name="T54" style:family="text">
      <style:text-properties style:text-underline-style="none" officeooo:rsid="003c79e0"/>
    </style:style>
    <style:style style:name="T55" style:family="text">
      <style:text-properties style:text-underline-style="none" officeooo:rsid="003dcd18"/>
    </style:style>
    <style:style style:name="T56" style:family="text">
      <style:text-properties style:text-underline-style="none" officeooo:rsid="00443e08"/>
    </style:style>
    <style:style style:name="T57" style:family="text">
      <style:text-properties style:text-underline-style="none" officeooo:rsid="004553f5"/>
    </style:style>
    <style:style style:name="T58" style:family="text">
      <style:text-properties style:text-underline-style="none" officeooo:rsid="004684de"/>
    </style:style>
    <style:style style:name="T59" style:family="text">
      <style:text-properties style:text-underline-style="none" officeooo:rsid="004863b4"/>
    </style:style>
    <style:style style:name="T60" style:family="text">
      <style:text-properties style:text-underline-style="none" officeooo:rsid="0049e083"/>
    </style:style>
    <style:style style:name="T61" style:family="text">
      <style:text-properties style:text-underline-style="none" officeooo:rsid="004bb74a"/>
    </style:style>
    <style:style style:name="T62" style:family="text">
      <style:text-properties style:text-underline-style="none" officeooo:rsid="004cca2e"/>
    </style:style>
    <style:style style:name="T63" style:family="text">
      <style:text-properties style:text-underline-style="none" officeooo:rsid="004d4de3"/>
    </style:style>
    <style:style style:name="T64" style:family="text">
      <style:text-properties style:text-underline-style="none" officeooo:rsid="004e8b81"/>
    </style:style>
    <style:style style:name="T65" style:family="text">
      <style:text-properties style:text-underline-style="none" officeooo:rsid="005086ee"/>
    </style:style>
    <style:style style:name="T66" style:family="text">
      <style:text-properties style:text-underline-style="none" officeooo:rsid="00516bda"/>
    </style:style>
    <style:style style:name="T67" style:family="text">
      <style:text-properties style:text-underline-style="none" officeooo:rsid="006b6cac"/>
    </style:style>
    <style:style style:name="T68" style:family="text">
      <style:text-properties style:text-underline-style="none" officeooo:rsid="006bd799"/>
    </style:style>
    <style:style style:name="T69" style:family="text">
      <style:text-properties style:text-underline-style="none" officeooo:rsid="0074b7f6"/>
    </style:style>
    <style:style style:name="T70" style:family="text">
      <style:text-properties style:text-underline-style="none" officeooo:rsid="00794dd0"/>
    </style:style>
    <style:style style:name="T71" style:family="text">
      <style:text-properties style:text-underline-style="none" officeooo:rsid="007aa0ea"/>
    </style:style>
    <style:style style:name="T72" style:family="text">
      <style:text-properties officeooo:rsid="0018ec50"/>
    </style:style>
    <style:style style:name="T73" style:family="text">
      <style:text-properties officeooo:rsid="002e18b0"/>
    </style:style>
    <style:style style:name="T74" style:family="text">
      <style:text-properties style:font-name="Arial" officeooo:rsid="0002feda"/>
    </style:style>
    <style:style style:name="T75" style:family="text">
      <style:text-properties officeooo:rsid="002fb735"/>
    </style:style>
    <style:style style:name="T76" style:family="text">
      <style:text-properties officeooo:rsid="00311578"/>
    </style:style>
    <style:style style:name="T77" style:family="text">
      <style:text-properties officeooo:rsid="0032483b"/>
    </style:style>
    <style:style style:name="T78" style:family="text">
      <style:text-properties officeooo:rsid="004023f9"/>
    </style:style>
    <style:style style:name="T79" style:family="text">
      <style:text-properties officeooo:rsid="0045d923"/>
    </style:style>
    <style:style style:name="T80" style:family="text">
      <style:text-properties officeooo:rsid="004622c8"/>
    </style:style>
    <style:style style:name="T81" style:family="text">
      <style:text-properties fo:color="#b08000"/>
    </style:style>
    <style:style style:name="T82" style:family="text">
      <style:text-properties fo:color="#141312" style:text-underline-style="none" officeooo:rsid="006a3807"/>
    </style:style>
    <style:style style:name="T83" style:family="text">
      <style:text-properties fo:color="#141312" style:text-underline-style="none" officeooo:rsid="006b6cac"/>
    </style:style>
    <style:style style:name="T84" style:family="text">
      <style:text-properties fo:color="#141312" style:text-underline-style="none" officeooo:rsid="0076fb1b"/>
    </style:style>
    <style:style style:name="T85" style:family="text">
      <style:text-properties fo:color="#141312" style:text-underline-style="none" officeooo:rsid="00780117"/>
    </style:style>
    <style:style style:name="T86" style:family="text">
      <style:text-properties fo:color="#141312" style:text-underline-style="none" officeooo:rsid="003c79e0"/>
    </style:style>
    <style:style style:name="T87" style:family="text">
      <style:text-properties fo:color="#141312" style:text-underline-style="none" officeooo:rsid="003dcd18"/>
    </style:style>
    <style:style style:name="T88" style:family="text">
      <style:text-properties fo:color="#141312" style:text-underline-style="none" officeooo:rsid="003e25c9"/>
    </style:style>
    <style:style style:name="T89" style:family="text">
      <style:text-properties fo:color="#141312" style:text-underline-style="none" officeooo:rsid="0079790b"/>
    </style:style>
    <style:style style:name="T90" style:family="text">
      <style:text-properties fo:color="#141312" style:text-underline-style="none" officeooo:rsid="007aa0ea"/>
    </style:style>
    <style:style style:name="T91" style:family="text">
      <style:text-properties fo:color="#141312" officeooo:rsid="0059b91b"/>
    </style:style>
    <style:style style:name="T92" style:family="text">
      <style:text-properties fo:color="#141312" officeooo:rsid="005ad243"/>
    </style:style>
    <style:style style:name="T93" style:family="text">
      <style:text-properties fo:color="#141312" officeooo:rsid="0054f0e2"/>
    </style:style>
    <style:style style:name="T94" style:family="text">
      <style:text-properties fo:color="#141312" officeooo:rsid="00569a82"/>
    </style:style>
    <style:style style:name="T95" style:family="text">
      <style:text-properties fo:color="#141312" officeooo:rsid="005e5ac8"/>
    </style:style>
    <style:style style:name="T96" style:family="text">
      <style:text-properties fo:color="#141312" officeooo:rsid="0061d2dd"/>
    </style:style>
    <style:style style:name="T97" style:family="text">
      <style:text-properties fo:color="#141312" officeooo:rsid="0065e71a"/>
    </style:style>
    <style:style style:name="T98" style:family="text">
      <style:text-properties fo:color="#141312" officeooo:rsid="0068c38d"/>
    </style:style>
    <style:style style:name="T99" style:family="text">
      <style:text-properties fo:color="#141312" officeooo:rsid="006a3807"/>
    </style:style>
    <style:style style:name="T100" style:family="text">
      <style:text-properties fo:color="#141312" officeooo:rsid="006e6837"/>
    </style:style>
    <style:style style:name="T101" style:family="text">
      <style:text-properties fo:font-weight="normal" officeooo:rsid="0005c6d2" style:font-weight-asian="normal" style:font-weight-complex="normal"/>
    </style:style>
    <style:style style:name="T102" style:family="text">
      <style:text-properties officeooo:rsid="0054f0e2"/>
    </style:style>
    <style:style style:name="T103" style:family="text">
      <style:text-properties officeooo:rsid="00569a82"/>
    </style:style>
    <style:style style:name="T104" style:family="text">
      <style:text-properties officeooo:rsid="005e5ac8"/>
    </style:style>
    <style:style style:name="T105" style:family="text">
      <style:text-properties officeooo:rsid="0061d2dd"/>
    </style:style>
    <style:style style:name="T106" style:family="text">
      <style:text-properties officeooo:rsid="0074444a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4">Введение<text:tab/>2</text:p>
          <text:p text:style-name="P54">1. Описание библиотеки «pycparser»<text:tab/>3</text:p>
          <text:p text:style-name="P54">2. Алгоритм сравнения синтаксических деревьев.<text:tab/>5</text:p>
          <text:p text:style-name="P54">3. Структура программы<text:tab/>6</text:p>
          <text:p text:style-name="P53">3.1. Структура main.py<text:tab/>7</text:p>
          <text:p text:style-name="P53">3.2. Использование в командной строке.<text:tab/>8</text:p>
          <text:p text:style-name="P54">4.Тестирование<text:tab/>9</text:p>
          <text:p text:style-name="P53">4.1. Тестирование вывода таблицы имен для деревьев.<text:tab/>9</text:p>
          <text:p text:style-name="P53">4.2. Тестирование сравнения поддеревьев.<text:tab/>11</text:p>
          <text:p text:style-name="P51">Пример 1:<text:tab/>11</text:p>
          <text:p text:style-name="P51">Пример 2<text:tab/>12</text:p>
          <text:p text:style-name="P51">Пример 3<text:tab/>13</text:p>
          <text:p text:style-name="P54">Заключение<text:tab/>15</text:p>
          <text:p text:style-name="P54">Список Литературы.<text:tab/>16</text:p>
        </text:index-body>
      </text:table-of-content>
      <text:p text:style-name="P62"/>
      <text:p text:style-name="P94"/>
      <text:h text:style-name="P81" text:outline-level="1">Введение</text:h>
      <text:p text:style-name="P41"><text:tab/>Сравнение программ это процесс сопоставления исходных кодов и нахождение похожих частей.</text:p>
      <text:p text:style-name="P39"><text:span text:style-name="T1"><text:tab/>Во время учебных контестов возможны обманы, с копированием и изменением кода. </text:span><text:span text:style-name="T23">Плагиат, так-же, возможен при копировании исходных кодов открытых проектов и использовании, в последствии, в закрытых проектах, что противоречит некотором лицензи</text:span><text:span text:style-name="T24">онным соглашениям (например GPL)</text:span></text:p>
      <text:p text:style-name="P38"><text:span text:style-name="T5"><text:s text:c="2"/>Целью данной курсовой работы является создание программы на языке Python для сравнения двух программ на языке C, </text:span><text:span text:style-name="T23">которая выводит похожие части и, затем, </text:span><text:span text:style-name="T25">коэффициент</text:span><text:span text:style-name="T23"> от 0 до 100 </text:span></text:p>
      <text:p text:style-name="P40"><text:span text:style-name="T73">Данная курсовая доступна в системе контроля версий</text:span><text:span text:style-name="T73"><text:note text:id="ftn1" text:note-class="endnote"><text:note-citation text:label="[1]">[1]</text:note-citation><text:note-body><text:p text:style-name="P18"><text:a xlink:type="simple" xlink:href="https://github.com/bigbes92/c-compare"><text:span text:style-name="T77">https://github.com/bigbes92/c-compare</text:span></text:a><text:span text:style-name="T76"> —</text:span><text:span text:style-name="T77"> Ссылка </text:span><text:span text:style-name="T76">на хостинг проекта</text:span></text:p></text:note-body></text:note></text:span></text:p>
      <text:h text:style-name="P83" text:outline-level="1"><text:span text:style-name="T6">1. </text:span><text:span text:style-name="T5">Описание библиотеки «pycparser»</text:span><text:span text:style-name="T74"><text:note text:id="ftn2" text:note-class="endnote"><text:note-citation text:label="[2]">[2]</text:note-citation><text:note-body><text:p text:style-name="P17"><text:span text:style-name="T7">Адрес проекта: </text:span><text:a xlink:type="simple" xlink:href="http://code.google.com/p/pycparser"><text:span text:style-name="T7">http://code.google.com/p/pycparser</text:span></text:a><text:span text:style-name="T7"> , </text:span><text:span text:style-name="T73">актуальная версия на момент написания — 2.04</text:span></text:p></text:note-body></text:note></text:span></text:h>
      <text:p text:style-name="P25"><text:tab/>Библиотека предназначена для генерации синтаксического дерева программы, написанной на языке C. Генерация занимает несколько этапов: </text:p>
      <text:list xml:id="list1125336089" text:style-name="L1">
        <text:list-header>
          <text:p text:style-name="P55">Лексический анализ (для этого используется модуль, названный PLY(Python Lex-Yacc)</text:p>
          <text:list>
            <text:list-header>
              <text:p text:style-name="P55">Lex — (*Nix) программа для генерации лексических анализаторов</text:p>
              <text:p text:style-name="P55">Yacc — (*Nix) программма для генерации синтаксических анализаторов(парсеров)</text:p>
            </text:list-header>
          </text:list>
          <text:p text:style-name="P55">Построение формата, для представления дерева:</text:p>
          <text:list text:continue-numbering="true">
            <text:list-header>
              <text:p text:style-name="P55">Существует конфигурационный файл(_c_ast.cfg) и py-скрипт(_ast_gen.py) для генерации формата, который представляется в файле c_ast.py </text:p>
            </text:list-header>
          </text:list>
          <text:p text:style-name="P56"><text:span text:style-name="T3">Построение синтаксического дерева</text:span><text:span text:style-name="T3"><text:note text:id="ftn3" text:note-class="footnote"><text:note-citation>1</text:note-citation><text:note-body><text:p text:style-name="Footnote"><text:span text:style-name="T7">В</text:span> информатике это конечное, помеченное, ориентированное дерево, в котором внутренние вершины сопоставлены с (помечены) операторами языка программирования, а листья с соответствующими операндами. Таким образом листья являются пустыми операторами и представляют только переменные и константы. Синтаксические деревья используются в парсерах для промежуточного представления программы между деревом разбора (конкретным синтаксическим деревом) и структурой данных, которая затем используется в качестве внутреннего представления компилятора или интерпретатора компьютерной программы для оптимизации и генерации кода. Возможные варианты подобных структур описываются абстрактным синтаксисом</text:p><text:p text:style-name="P52"><text:tab/><text:span text:style-name="T106">(http://ru.wikipedia.org/wiki/Абстрактное_синтаксическое_дерево)</text:span></text:p></text:note-body></text:note></text:span></text:p>
        </text:list-header>
      </text:list>
      <text:p text:style-name="P26">Пример:</text:p>
      <text:p text:style-name="P26"><text:tab/>Для программы:</text:p>
      <text:p text:style-name="P42"><text:span text:style-name="T101"><text:tab/><text:tab/></text:span><text:span text:style-name="T10">static</text:span><text:span text:style-name="T101"> </text:span><text:span text:style-name="T10">void</text:span><text:span text:style-name="T101"> foo(</text:span><text:span text:style-name="T10">int</text:span><text:span text:style-name="T101"> k)</text:span></text:p>
      <text:p text:style-name="P42"><text:tab/><text:tab/>{</text:p>
      <text:p text:style-name="P42"><text:tab/><text:tab/><text:tab/>j = p &amp;&amp; r || q;</text:p>
      <text:p text:style-name="P42"><text:span text:style-name="T2"><text:tab/><text:tab/><text:tab/>return</text:span> j;</text:p>
      <text:p text:style-name="P42"><text:tab/><text:tab/>}</text:p>
      <text:p text:style-name="P24"><text:span text:style-name="T3"><text:tab/></text:span><text:span text:style-name="T4">Выдаст:</text:span></text:p>
      <text:p text:style-name="P42"><text:tab/><text:tab/>FileAST:</text:p>
      <text:p text:style-name="P42"><text:tab/><text:tab/>  FuncDef:</text:p>
      <text:p text:style-name="P42"><text:tab/><text:tab/>    Decl: foo, [], ['static']</text:p>
      <text:p text:style-name="P42"><text:tab/><text:tab/>      FuncDecl:</text:p>
      <text:p text:style-name="P42"><text:tab/><text:tab/>        ParamList:</text:p>
      <text:p text:style-name="P42"><text:tab/><text:tab/>          Decl: k, [], []</text:p>
      <text:p text:style-name="P42"><text:tab/><text:tab/>            TypeDecl: k, []</text:p>
      <text:p text:style-name="P42"><text:tab/><text:tab/>              IdentifierType: ['int']</text:p>
      <text:p text:style-name="P42"><text:tab/><text:tab/>        TypeDecl: foo, []</text:p>
      <text:p text:style-name="P42"><text:tab/><text:tab/>          IdentifierType: ['void']</text:p>
      <text:p text:style-name="P42"><text:tab/><text:tab/>    Compound:</text:p>
      <text:p text:style-name="P42"><text:tab/><text:tab/>      Assignment: =</text:p>
      <text:p text:style-name="P42"><text:tab/><text:tab/>        ID: j</text:p>
      <text:p text:style-name="P42"><text:tab/><text:tab/>        BinaryOp: ||</text:p>
      <text:p text:style-name="P42"><text:tab/><text:tab/>          BinaryOp: &amp;&amp;</text:p>
      <text:p text:style-name="P42"><text:tab/><text:tab/>            ID: p</text:p>
      <text:p text:style-name="P42"><text:tab/><text:tab/>            ID: r</text:p>
      <text:p text:style-name="P42"><text:tab/><text:tab/>          ID: q</text:p>
      <text:p text:style-name="P42"><text:tab/><text:tab/>      Return:</text:p>
      <text:p text:style-name="P42"><text:tab/><text:tab/>        ID: j</text:p>
      <text:p text:style-name="P19"><text:soft-page-break/><text:tab/><text:span text:style-name="T16">С</text:span><text:span text:style-name="T17">интаксические деревья представляются в виде графа, вершины которого являются </text:span><text:span text:style-name="T18">классами-наследниками Node. В классе Node определены методы show() (рекурсивный метод, для отображения дерева) и виртуальный метод children() (для получения всех «детей» этого класса).</text:span></text:p>
      <text:p text:style-name="P19"><text:span text:style-name="T14"><text:tab/></text:span><text:span text:style-name="T15">Так-же там определен класс NodeVisitor, который предназначен для рекурсивного прохода по дереву. Подробнее со структурой и исходным кодом можно ознакомиться на сайте проекта.</text:span></text:p>
      <text:p text:style-name="P19"><text:span text:style-name="T16"><text:tab/></text:span><text:span text:style-name="T19">Каждый класс, наследующий Node() и представляющий синтаксическое дерево содержит в себе:</text:span></text:p>
      <text:list xml:id="list1911114024" text:style-name="L2">
        <text:list-item>
          <text:list>
            <text:list-item>
              <text:p text:style-name="P93">def __init__(*args) — конструктор класса.</text:p>
            </text:list-item>
            <text:list-item>
              <text:p text:style-name="P57">def children() — реализация виртуальной функции, определенной в классе предке.</text:p>
            </text:list-item>
            <text:list-item>
              <text:p text:style-name="P57">attr_names — список с атрибутами конструкции. Нужен для функции show() и переводу обратно на язык C.</text:p>
            </text:list-item>
          </text:list>
        </text:list-item>
      </text:list>
      <text:h text:style-name="P86" text:outline-level="1">2. Алгоритм сравнения синтаксических деревьев.</text:h>
      <text:p text:style-name="P19"><text:span text:style-name="T21">Алгоритм состоит из нескольких частей:</text:span></text:p>
      <text:list xml:id="list875402804" text:style-name="L3">
        <text:list-item>
          <text:p text:style-name="P58">Для всех полных поддеревьев генерируем строки из названий операторов.</text:p>
        </text:list-item>
        <text:list-item>
          <text:p text:style-name="P59">Заводим словарь: {Хеш_от_строки:[список корней поддеревьев]}</text:p>
        </text:list-item>
        <text:list-item>
          <text:p text:style-name="P59">Сравниваем между собой все корни поддеревьев с одинаковыми хешами из разных файлов.</text:p>
        </text:list-item>
      </text:list>
      <text:p text:style-name="P20"><text:span text:style-name="T23">На пункт 3 нужно обратить особое внимание:</text:span></text:p>
      <text:p text:style-name="P20"><text:span text:style-name="T23"><text:tab/><text:tab/>В нашем случае рассматриваются поддеревья с точностью до замены названий переменных и функций. Поскольку в языке C блочная структура программы, и переменная видна только в своем блоке и во внутренних, то мы можем с легкостью переопределять переменную во внутреннем блоке. Это значит что эти две переменные будут ссылаться на разные ячейки памяти, хоть и будут называться одинаково. Это значит, что нам придется создавать массив, в котором будут сопоставляться каждой переменной свой идентификационный номер(id). Перед тем, как мы будем выполнять пункт 3, мы должны пробежаться по массиву и «заменить» названия переменных на их id</text:span><text:span text:style-name="T27">, и в будущем будем смотреть не на названия, а на их id.</text:span></text:p>
      <text:p text:style-name="P23"><text:span text:style-name="T23"><text:tab/>В конце мы должны пробежаться по массиву и вывести все похожие части исходных кодов</text:span><text:span text:style-name="T78">, и</text:span><text:span text:style-name="T25"> коэффициент, который вычисляется в зависимости от количества вершин во всех похожих подграфах.</text:span><text:span text:style-name="T82"><text:tab/></text:span></text:p>
      <text:p text:style-name="P23"><text:span text:style-name="T82"><text:tab/></text:span><text:span text:style-name="T89">К</text:span><text:span text:style-name="T83">оэффициент </text:span><text:span text:style-name="T89">схожести графов считается</text:span><text:span text:style-name="T82"> по формуле (100*</text:span><text:span text:style-name="T84">N</text:span><text:span text:style-name="T82">^2/(</text:span><text:span text:style-name="T84">T1</text:span><text:span text:style-name="T82">*</text:span><text:span text:style-name="T84">T2</text:span><text:span text:style-name="T82">)</text:span><text:span text:style-name="T83"> </text:span><text:span text:style-name="T84">(где N — кол</text:span><text:span text:style-name="T85">ичест</text:span><text:span text:style-name="T84">во совпадающих вершин, T1 — количество вершин в первом дереве, а T2 — количество вершин во втором дереве),</text:span><text:span text:style-name="T83"> что дает само по себе огромную погрешность </text:span><text:span text:style-name="T90">и является слабым местом программы.</text:span></text:p>
      <text:p text:style-name="P60"/>
      <text:h text:style-name="P82" text:outline-level="1"><text:span text:style-name="T26">3. Структура программ</text:span><text:span text:style-name="T75">ы</text:span></text:h>
      <text:p text:style-name="P2"><text:span text:style-name="T72">В системе контроля версий следующая структура папок:</text:span></text:p>
      <text:list xml:id="list501873802" text:style-name="L4">
        <text:list-header>
          <text:p text:style-name="P63">/examples/*</text:p>
          <text:p text:style-name="P63">/deps/*</text:p>
          <text:p text:style-name="P63">main.py</text:p>
          <text:p text:style-name="P63">ctoc.py</text:p>
          <text:p text:style-name="P64">gencfg.py</text:p>
          <text:p text:style-name="P65">expand.py</text:p>
        </text:list-header>
      </text:list>
      <text:p text:style-name="P10"><text:span text:style-name="T29"><text:tab/>Папка examples хранит в себе примеры исходных файлов с ответами программы. Файлы имеют вид filef_n.c, files_n.c </text:span><text:span text:style-name="T30">и</text:span><text:span text:style-name="T29"> fileo_n.out </text:span><text:span text:style-name="T30">для первого, второго и выходного файла соответственно.</text:span></text:p>
      <text:p text:style-name="P11"><text:span text:style-name="T30"><text:tab/>Папка deps содержит в себе пакеты, которые нужны для </text:span><text:span text:style-name="T31">запуска программы на ванильной версии python 3.2.</text:span></text:p>
      <text:p text:style-name="P3"><text:tab/>В файле gencfg.py находятся 4 функци:</text:p>
      <text:list xml:id="list902593657" text:style-name="L5">
        <text:list-header>
          <text:p text:style-name="P73"><text:span text:style-name="T31">assist() - функция, которая по данной вершине АС</text:span><text:span text:style-name="T41">Д</text:span><text:span text:style-name="T31"> возвращает ее строковое представления(нужна для построения хеш таблицы)</text:span></text:p>
          <text:p text:style-name="P66">init_Decl() - замена конструктору Decl()</text:p>
          <text:p text:style-name="P66">init_ID() - замена конструктору ID()</text:p>
          <text:p text:style-name="P73"><text:span text:style-name="T31">MakeInit() – функция, которая вызывается с самого начала main</text:span><text:span text:style-name="T32">(</text:span><text:span text:style-name="T33">)</text:span><text:span text:style-name="T31">, для подмены конструктора Decl,ID и замены таблицы аттрибутов.</text:span></text:p>
        </text:list-header>
      </text:list>
      <text:p text:style-name="P10"><text:span text:style-name="T31"><text:tab/></text:span><text:span text:style-name="T34">В файле expand.py находятся 2 функции:</text:span></text:p>
      <text:list xml:id="list404986790" text:style-name="L6">
        <text:list-header>
          <text:p text:style-name="P67">expand_decl() - функция для раскрытия объявления переменных или объявления типа.</text:p>
          <text:p text:style-name="P67">expand_init() - функция для раскрытия инициализации переменной.</text:p>
        </text:list-header>
      </text:list>
      <text:p text:style-name="P12"><text:span text:style-name="T34"><text:tab/>В файле ctoc.py нас будет интересовать только одна функция </text:span><text:span text:style-name="T36">и класс</text:span><text:span text:style-name="T34">:</text:span></text:p>
      <text:list xml:id="list1290727455" text:style-name="L7">
        <text:list-header>
          <text:p text:style-name="P74"><text:span text:style-name="T34">print_file() </text:span><text:span text:style-name="T35">- вывод исходного кода.</text:span></text:p>
          <text:p text:style-name="P75"><text:span text:style-name="T36">CGenerator — класс, который схож по алгоритму на NodeVisitor, но возвращается </text:span><text:soft-page-break/><text:span text:style-name="T36">строки и «аккумулирует» их. Посещая каждый лист </text:span><text:span text:style-name="T37">рекурсивно</text:span><text:span text:style-name="T36"> и возвращая </text:span><text:span text:style-name="T37">строку исходного кода.</text:span></text:p>
        </text:list-header>
      </text:list>
      <text:p text:style-name="P13"><text:span text:style-name="T69"><text:tab/>В файле main.py находится </text:span><text:span text:style-name="T37">один функтор, одна фу</text:span><text:span text:style-name="T38">нкция-декоратор</text:span><text:span text:style-name="T37"> </text:span><text:span text:style-name="T38">и 8 функций </text:span><text:span text:style-name="T69">о которых речь пойдет в следующей главе.</text:span></text:p>
      <text:h text:style-name="P90" text:outline-level="2">3.1. Структура main.py</text:h>
      <text:p text:style-name="P9"><text:span text:style-name="T37">В файле main.py объявлен один функтор, одна фу</text:span><text:span text:style-name="T38">нкция-декоратор</text:span><text:span text:style-name="T37"> </text:span><text:span text:style-name="T38">и 8 функций:</text:span></text:p>
      <text:list xml:id="list990220648" text:style-name="L8">
        <text:list-header>
          <text:p text:style-name="P68">Функтор func_count нужен для построения таблицы переменных.</text:p>
          <text:p text:style-name="P69">Декоратор timer(f) нужен для замер времени. Используется для нахождения узких мест в программе.</text:p>
          <text:p text:style-name="P76"><text:span text:style-name="T40">Функция AddParsingArguments() нужна для вывода справки, разбора входных аргументов и настройки </text:span><text:span text:style-name="T41">выходного потока.</text:span></text:p>
          <text:p text:style-name="P76"><text:span text:style-name="T38">hashes_func( )</text:span><text:span text:style-name="T45"> - </text:span><text:span text:style-name="T47">ф</text:span><text:span text:style-name="T45">ункция, которая берет дерево и создает словарь {Хеш:[набор вершин]}</text:span></text:p>
          <text:p text:style-name="P77"><text:span text:style-name="T38">parsing_file</text:span><text:span text:style-name="T39">( ) </text:span><text:span text:style-name="T41">- функция, в процессе которой файл «парсится» и получается АСД, </text:span><text:span text:style-name="T42">а так-же словарь {Хеш:[набор вершин]}. А так-же строящий таблицу имен. </text:span><text:span text:style-name="T43">В</text:span><text:span text:style-name="T42"> процессе </text:span><text:span text:style-name="T43">построения</text:span><text:span text:style-name="T42"> редактируется поле id у объектов, описателями которых являются классы ID и Decl.</text:span></text:p>
          <text:p text:style-name="P78"><text:span text:style-name="T38">comp_subtrees( ) </text:span><text:span text:style-name="T42">- функция, которая сравнивает поддеревья, строя </text:span><text:span text:style-name="T44">таблицу сопоставления имен. </text:span><text:span text:style-name="T45">Алгоритм жадный, поэтому при первой нестыковке все разваливается.</text:span></text:p>
          <text:p text:style-name="P78"><text:span text:style-name="T38">UncryptDecl</text:span><text:span text:style-name="T39">( ) </text:span><text:span text:style-name="T45">- </text:span><text:span text:style-name="T47">ф</text:span><text:span text:style-name="T46">ункция, которая строит </text:span><text:span text:style-name="T47">таблицу имен и типов.</text:span></text:p>
          <text:p text:style-name="P79"><text:span text:style-name="T47"><text:s text:c="2"/>Таблица типов нужна для раскрытия «сложных» типов(Struct, Union или Enum). При наличии </text:span><text:span text:style-name="T48">структуры внутри структуры, внутренняя структура раскроется и таким образом мы сможем сравнивать конструкции без надобности проверять наличие внутренних подструктур и раскрытия их в во время проверки.</text:span></text:p>
        </text:list-header>
      </text:list>
      <text:h text:style-name="P91" text:outline-level="2">3.2. Использование в командной строке.</text:h>
      <text:p text:style-name="P4">При использовании программы в командной строке доступны несколько параметров:</text:p>
      <text:list xml:id="list703922182" text:style-name="L9">
        <text:list-header>
          <text:p text:style-name="P70">-h/--help — вызов справки</text:p>
          <text:p text:style-name="P70">-f/--first — путь до первого файла. По умолчанию: examples/main1_1.c</text:p>
          <text:p text:style-name="P70">-s/--second — путь до второго файла. По умолчанию: examples/main2_1.c</text:p>
          <text:p text:style-name="P70">-n/--number — кол-во совпадений, которые надо вывести на экран. По умолчанию:10</text:p>
          <text:p text:style-name="P71"><text:span text:style-name="T79">--dt —</text:span><text:span text:style-name="T80"> отладка таблицы имен.</text:span></text:p>
        </text:list-header>
      </text:list>
      <text:h text:style-name="P84" text:outline-level="1"><text:span text:style-name="T52">4</text:span><text:span text:style-name="T49">.Тестирование</text:span></text:h>
      <text:h text:style-name="P88" text:outline-level="2">4.1. Тестирование вывода таблицы имен для деревьев.</text:h>
      <text:p text:style-name="P19"><text:span text:style-name="T56">Протестируем программу на простом файле </text:span><text:span text:style-name="T59">examples/main_dt.c</text:span><text:span text:style-name="T56">:</text:span></text:p>
      <text:p text:style-name="P27"/>
      <text:p text:style-name="Исходный_20_Код"><text:span text:style-name="T9"><text:tab/>int</text:span><text:span text:style-name="T56"> main(){</text:span></text:p>
      <text:p text:style-name="Исходный_20_Код"><text:tab/> <text:s/><text:span text:style-name="T8">double</text:span> i = <text:span text:style-name="T81">0</text:span>, b = <text:span text:style-name="T81">1</text:span>;</text:p>
      <text:p text:style-name="Исходный_20_Код"><text:tab/> <text:s/><text:span text:style-name="T2">for</text:span>(<text:span text:style-name="T8">int</text:span> i = <text:span text:style-name="T81">1</text:span>; i &lt; <text:span text:style-name="T81">100</text:span>; ++i){</text:p>
      <text:p text:style-name="Исходный_20_Код"><text:tab/> <text:s text:c="3"/>i++;</text:p>
      <text:p text:style-name="Исходный_20_Код"><text:tab/> <text:s text:c="3"/>b =<text:span text:style-name="T81">3</text:span>;</text:p>
      <text:p text:style-name="Исходный_20_Код"><text:tab/> <text:s/>}</text:p>
      <text:p text:style-name="P45"><text:tab/>}</text:p>
      <text:p text:style-name="P30"/>
      <text:p text:style-name="P19"><text:span text:style-name="T57">Она выведет</text:span><text:span text:style-name="T58">:</text:span></text:p>
      <text:p text:style-name="P28"/>
      <text:p text:style-name="Исходный_20_Код"><text:span text:style-name="T58"><text:tab/>$ ./main.py </text:span><text:span text:style-name="T60">--dt -f examples/main_dt.c</text:span></text:p>
      <text:p text:style-name="P49"><text:tab/>Execution Time: 2.275111</text:p>
      <text:p text:style-name="P49"><text:tab/>First name table</text:p>
      <text:p text:style-name="P49"><text:tab/>#----------------------------------------</text:p>
      <text:p text:style-name="P49"><text:tab/>{1: ['i', ['double']], 2: ['b', ['double']], 3: ['i', ['int']]}</text:p>
      <text:p text:style-name="P49"><text:tab/>#----------------------------------------</text:p>
      <text:p text:style-name="P49"><text:tab/>FileAST: </text:p>
      <text:p text:style-name="P49"><text:tab/> <text:s/>FuncDef: </text:p>
      <text:p text:style-name="P49"><text:tab/> <text:s text:c="3"/>Decl: main, [], [], [], 1</text:p>
      <text:p text:style-name="P49"><text:tab/> <text:s text:c="5"/>FuncDecl: </text:p>
      <text:p text:style-name="P49"><text:tab/> <text:s text:c="7"/>TypeDecl: main, []</text:p>
      <text:p text:style-name="P49"><text:tab/> <text:s text:c="9"/>IdentifierType: ['int']</text:p>
      <text:p text:style-name="P49"><text:tab/> <text:s text:c="3"/>Compound: </text:p>
      <text:p text:style-name="P49"><text:tab/> <text:s text:c="5"/>Decl: i, [], [], [], 1</text:p>
      <text:p text:style-name="P49"><text:tab/> <text:s text:c="7"/>TypeDecl: i, []</text:p>
      <text:p text:style-name="P49"><text:tab/> <text:s text:c="9"/>IdentifierType: ['double']</text:p>
      <text:p text:style-name="P49"><text:tab/> <text:s text:c="7"/>Constant: int, 0</text:p>
      <text:p text:style-name="P49"><text:tab/> <text:s text:c="5"/>Decl: b, [], [], [], 2</text:p>
      <text:p text:style-name="P49"><text:tab/> <text:s text:c="7"/>TypeDecl: b, []</text:p>
      <text:p text:style-name="P49"><text:tab/> <text:s text:c="9"/>IdentifierType: ['double']</text:p>
      <text:p text:style-name="P49"><text:tab/> <text:s text:c="7"/>Constant: int, 1</text:p>
      <text:p text:style-name="P49"><text:tab/> <text:s text:c="5"/>For: </text:p>
      <text:p text:style-name="P49"><text:tab/> <text:s text:c="7"/>DeclList: </text:p>
      <text:p text:style-name="P49"><text:tab/> <text:s text:c="9"/>Decl: i, [], [], [], 3</text:p>
      <text:p text:style-name="P49"><text:tab/> <text:s text:c="11"/>TypeDecl: i, []</text:p>
      <text:p text:style-name="P49"><text:tab/> <text:s text:c="13"/>IdentifierType: ['int']</text:p>
      <text:p text:style-name="P49"><text:tab/> <text:s text:c="11"/>Constant: int, 1</text:p>
      <text:p text:style-name="P49"><text:tab/> <text:s text:c="7"/>BinaryOp: &lt;</text:p>
      <text:p text:style-name="P49"><text:tab/> <text:s text:c="9"/>ID: i, 3</text:p>
      <text:p text:style-name="P49"><text:tab/> <text:s text:c="9"/>Constant: int, 100</text:p>
      <text:p text:style-name="P49"><text:tab/> <text:s text:c="7"/>UnaryOp: ++</text:p>
      <text:p text:style-name="P49"><text:tab/> <text:s text:c="9"/>ID: i, 3</text:p>
      <text:p text:style-name="P49"><text:tab/> <text:s text:c="7"/>Compound: </text:p>
      <text:p text:style-name="P49"><text:tab/> <text:s text:c="9"/>UnaryOp: p++</text:p>
      <text:p text:style-name="P49"><text:tab/> <text:s text:c="11"/>ID: i, 3</text:p>
      <text:p text:style-name="P49"><text:tab/> <text:s text:c="9"/>Assignment: =</text:p>
      <text:p text:style-name="P49"><text:tab/> <text:s text:c="11"/>ID: b, 2</text:p>
      <text:p text:style-name="P49"><text:tab/> <text:s text:c="11"/>Constant: int, 3</text:p>
      <text:p text:style-name="P49"/>
      <text:p text:style-name="P29">Между выделением(#---..) находится сама таблица имен в формате {id:[название, тип]}</text:p>
      <text:p text:style-name="P21"><text:soft-page-break/><text:span text:style-name="T61">Тип выглядит как кортеж элементов, причем если это </text:span><text:span text:style-name="T62">Struct/Union</text:span><text:span text:style-name="T61">, то она полностью раскрывается и выглядит как [Struct</text:span><text:span text:style-name="T62">/Union</text:span><text:span text:style-name="T61">, «Набор полей»] </text:span><text:span text:style-name="T62">в том числе со вложенными </text:span><text:span text:style-name="T62">структурами. Перечисление выглядит как [Enum, «кол-во элементов»].</text:span></text:p>
      <text:p text:style-name="P22"><text:span text:style-name="T63">Справа от Decl </text:span><text:span text:style-name="T64">и ID</text:span><text:span text:style-name="T63"> находятся его атрибуты и поле id(последнее число). </text:span><text:span text:style-name="T64">Как мы можем </text:span><text:span text:style-name="T64">заметить внутри цикла For переменная i — с id 3, то есть отлична от i, которая объявлена вне цикла. </text:span><text:span text:style-name="T65">У нее id — 1.</text:span></text:p>
      <text:h text:style-name="P89" text:outline-level="2"/>
      <text:h text:style-name="P92" text:outline-level="2"><text:span text:style-name="T65">4.2. Тестирование </text:span><text:span text:style-name="T66">сравнения поддеревьев.</text:span></text:h>
      <text:h text:style-name="P95" text:outline-level="3">Пример 1:</text:h>
      <text:p text:style-name="P7"><text:span text:style-name="T102">Протестируем для двух исходных файлов main1_1.c и main2_1.c</text:span><text:span text:style-name="T103">, которые отличаются только именами переменных</text:span><text:span text:style-name="T102">:</text:span></text:p>
      <text:p text:style-name="Исходный_20_Код"><text:span text:style-name="T11"><text:tab/>int</text:span><text:span text:style-name="T102"> main(){</text:span></text:p>
      <text:p text:style-name="Исходный_20_Код"><text:tab/> <text:s/><text:span text:style-name="T8">int</text:span> a,b,c;</text:p>
      <text:p text:style-name="Исходный_20_Код"><text:tab/> <text:s/><text:span text:style-name="T2">return</text:span> a+b-c;</text:p>
      <text:p text:style-name="Исходный_20_Код"><text:tab/>}</text:p>
      <text:p text:style-name="Исходный_20_Код"/>
      <text:p text:style-name="P8"><text:tab/>и</text:p>
      <text:p text:style-name="Исходный_20_Код"><text:span text:style-name="T11"><text:tab/>int</text:span><text:span text:style-name="T102"> main(){</text:span></text:p>
      <text:p text:style-name="Исходный_20_Код"><text:tab/> <text:s/><text:span text:style-name="T8">int</text:span> q,w,e;</text:p>
      <text:p text:style-name="Исходный_20_Код"><text:tab/> <text:s/><text:span text:style-name="T2">return</text:span> q+w-e;</text:p>
      <text:p text:style-name="P45"><text:tab/>}</text:p>
      <text:p text:style-name="P45"/>
      <text:p text:style-name="P31">Программа выдаст:</text:p>
      <text:p text:style-name="Исходный_20_Код"><text:span text:style-name="T91"><text:tab/></text:span><text:span text:style-name="T92">$ ./main.py -f examples/main1_1.c -s examples/main2_1.c -o examples/main1.o</text:span></text:p>
      <text:p text:style-name="P46"><text:tab/>Сoefficient of Coincidens is <text:s/>100.0</text:p>
      <text:p text:style-name="P46"><text:tab/>Fragment Number: 1</text:p>
      <text:p text:style-name="P46"><text:tab/>#----------------------------------------</text:p>
      <text:p text:style-name="P46"><text:tab/>0&gt; int main()</text:p>
      <text:p text:style-name="P46"><text:tab/>0&gt; {</text:p>
      <text:p text:style-name="P46"><text:tab/>0&gt; <text:s text:c="2"/>int a;</text:p>
      <text:p text:style-name="P46"><text:tab/>0&gt; <text:s text:c="2"/>int b;</text:p>
      <text:p text:style-name="P46"><text:tab/>0&gt; <text:s text:c="2"/>int c;</text:p>
      <text:p text:style-name="P46"><text:tab/>0&gt; <text:s text:c="2"/>return (a + b) - c;</text:p>
      <text:p text:style-name="P46"><text:tab/>0&gt; }</text:p>
      <text:p text:style-name="P46"><text:tab/></text:p>
      <text:p text:style-name="P46"><text:tab/>1&gt; int main()</text:p>
      <text:p text:style-name="P46"><text:tab/>1&gt; {</text:p>
      <text:p text:style-name="P46"><text:tab/>1&gt; <text:s text:c="2"/>int q;</text:p>
      <text:p text:style-name="P46"><text:tab/>1&gt; <text:s text:c="2"/>int w;</text:p>
      <text:p text:style-name="P46"><text:tab/>1&gt; <text:s text:c="2"/>int e;</text:p>
      <text:p text:style-name="P46"><text:tab/>1&gt; <text:s text:c="2"/>return (q + w) - e;</text:p>
      <text:p text:style-name="P46"><text:tab/>1&gt; }</text:p>
      <text:p text:style-name="P46"><text:tab/>#----------------------------------------</text:p>
      <text:p text:style-name="P34">Что будет являться верным, так как программы совпадают.</text:p>
      <text:h text:style-name="P96" text:outline-level="3">Пример 2</text:h>
      <text:p text:style-name="P6"><text:span text:style-name="T93">Протестируем для двух исходных файлов main1_</text:span><text:span text:style-name="T95">2</text:span><text:span text:style-name="T93">.c и main2_</text:span><text:span text:style-name="T95">2</text:span><text:span text:style-name="T93">.c</text:span><text:span text:style-name="T94">, </text:span><text:span text:style-name="T95">которые отличаются одним включенным циклом for:</text:span></text:p>
      <text:p text:style-name="P42"><text:span text:style-name="T95"><text:tab/></text:span><text:span text:style-name="T12">int</text:span><text:span text:style-name="T104"> main(){</text:span></text:p>
      <text:p text:style-name="P42"><text:tab/> <text:s/><text:span text:style-name="T2">for</text:span> (<text:span text:style-name="T8">int</text:span> i = <text:span text:style-name="T81">0</text:span>; i &lt; <text:span text:style-name="T81">100</text:span>; ++i){</text:p>
      <text:p text:style-name="P42"><text:tab/> <text:s text:c="3"/><text:span text:style-name="T2">if</text:span> (i == <text:span text:style-name="T81">50</text:span>) <text:span text:style-name="T2">return</text:span> i;</text:p>
      <text:p text:style-name="P42"><text:tab/> <text:s/>}</text:p>
      <text:p text:style-name="P42"><text:tab/>}</text:p>
      <text:p text:style-name="P44"/>
      <text:p text:style-name="P35">и</text:p>
      <text:p text:style-name="P44"/>
      <text:p text:style-name="P42"><text:span text:style-name="T95"><text:tab/></text:span><text:span text:style-name="T12">int</text:span><text:span text:style-name="T104"> main(){</text:span></text:p>
      <text:p text:style-name="P42"><text:tab/> <text:s/><text:span text:style-name="T2">for</text:span> (<text:span text:style-name="T8">int</text:span> i = <text:span text:style-name="T81">0</text:span>; i &lt; <text:span text:style-name="T81">100</text:span>; ++i)</text:p>
      <text:p text:style-name="P42"><text:tab/> <text:s text:c="3"/><text:span text:style-name="T2">for</text:span> (<text:span text:style-name="T8">int</text:span> j = <text:span text:style-name="T81">0</text:span>; j &lt; <text:span text:style-name="T81">100</text:span>; ++j){</text:p>
      <text:p text:style-name="P42"><text:tab/> <text:s text:c="5"/><text:span text:style-name="T2">if</text:span> (j == <text:span text:style-name="T81">50</text:span>) <text:span text:style-name="T2">return</text:span> j;</text:p>
      <text:p text:style-name="P42"><text:tab/> <text:s text:c="3"/>}</text:p>
      <text:p text:style-name="P42"><text:tab/>}</text:p>
      <text:p text:style-name="P42"/>
      <text:p text:style-name="P32">Программа выдаст:</text:p>
      <text:p text:style-name="Исходный_20_Код"><text:span text:style-name="T91"><text:tab/></text:span><text:span text:style-name="T92">$ ./main.py -f examples/main1_</text:span><text:span text:style-name="T97">2</text:span><text:span text:style-name="T92">.c -s examples/main2_</text:span><text:span text:style-name="T97">2</text:span><text:span text:style-name="T92">.c -o examples/main</text:span><text:span text:style-name="T97">2</text:span><text:span text:style-name="T92">.o</text:span></text:p>
      <text:p text:style-name="P47"><text:tab/>Сoefficient of Coincidens is <text:s/>53.77777777777778</text:p>
      <text:p text:style-name="P47"><text:tab/>Fragment Number: 1</text:p>
      <text:p text:style-name="P47"><text:tab/>#----------------------------------------</text:p>
      <text:p text:style-name="P47"><text:tab/>Beggining from the line 2</text:p>
      <text:p text:style-name="P47"><text:tab/>0&gt; for (int i = 0; i &lt; 100; ++i)</text:p>
      <text:p text:style-name="P47"><text:tab/>0&gt; {</text:p>
      <text:p text:style-name="P47"><text:tab/>0&gt; <text:s text:c="2"/>if (i == 50)</text:p>
      <text:p text:style-name="P47"><text:tab/>0&gt; <text:s text:c="4"/>return i;</text:p>
      <text:p text:style-name="P47"><text:tab/>0&gt; }</text:p>
      <text:p text:style-name="P47"><text:tab/></text:p>
      <text:p text:style-name="P47"><text:tab/>Beggining from the line 3</text:p>
      <text:p text:style-name="P47"><text:tab/>1&gt; for (int j = 0; j &lt; 100; ++j)</text:p>
      <text:p text:style-name="P47"><text:tab/>1&gt; {</text:p>
      <text:p text:style-name="P47"><text:tab/>1&gt; <text:s text:c="2"/>if (j == 50)</text:p>
      <text:p text:style-name="P47"><text:tab/>1&gt; <text:s text:c="4"/>return j;</text:p>
      <text:p text:style-name="P47"><text:tab/>1&gt; }</text:p>
      <text:p text:style-name="P47"><text:tab/>#----------------------------------------</text:p>
      <text:p text:style-name="P47"><text:tab/>Fragment Number: 2</text:p>
      <text:p text:style-name="P47"><text:tab/>#----------------------------------------</text:p>
      <text:p text:style-name="P47"><text:tab/>Beggining from the line 1</text:p>
      <text:p text:style-name="P47"><text:tab/>0&gt; int main()</text:p>
      <text:p text:style-name="P47"><text:tab/></text:p>
      <text:p text:style-name="P47"><text:tab/>Beggining from the line 1</text:p>
      <text:p text:style-name="P47"><text:tab/>1&gt; int main()</text:p>
      <text:p text:style-name="P47"><text:tab/>#----------------------------------------</text:p>
      <text:p text:style-name="Standard">Что будет являться верным:совпадает объявление функции и внтуренний цикл for.</text:p>
      <text:h text:style-name="P97" text:outline-level="3">Пример 3</text:h>
      <text:p text:style-name="P5"><text:span text:style-name="T93">Протестируем для двух исходных файлов main1_</text:span><text:span text:style-name="T95">2</text:span><text:span text:style-name="T93">.c и main2_</text:span><text:span text:style-name="T95">2</text:span><text:span text:style-name="T93">.c</text:span><text:span text:style-name="T94">, </text:span><text:span text:style-name="T95">которые отличаются </text:span><text:span text:style-name="T96">тем, что внутри вложенного for используется переменная j, а не i:</text:span></text:p>
      <text:p text:style-name="Исходный_20_Код"><text:span text:style-name="T96"><text:tab/></text:span><text:span text:style-name="T13">int</text:span><text:span text:style-name="T105"> main(){</text:span></text:p>
      <text:p text:style-name="Исходный_20_Код"><text:tab/> <text:s/><text:span text:style-name="T2">for</text:span> (<text:span text:style-name="T8">int</text:span> i = <text:span text:style-name="T81">0</text:span>; i &lt; <text:span text:style-name="T81">100</text:span>; ++i)</text:p>
      <text:p text:style-name="Исходный_20_Код"><text:tab/> <text:s text:c="3"/><text:span text:style-name="T2">for</text:span> (<text:span text:style-name="T8">int</text:span> j = <text:span text:style-name="T81">0</text:span>; j &lt; <text:span text:style-name="T81">100</text:span>; ++j){</text:p>
      <text:p text:style-name="Исходный_20_Код"><text:tab/> <text:s text:c="5"/><text:span text:style-name="T2">if</text:span> (i == <text:span text:style-name="T81">50</text:span>) <text:span text:style-name="T2">return</text:span> i;</text:p>
      <text:p text:style-name="Исходный_20_Код"><text:tab/> <text:s text:c="3"/>}</text:p>
      <text:p text:style-name="Исходный_20_Код"><text:tab/>}</text:p>
      <text:p text:style-name="Исходный_20_Код"/>
      <text:p text:style-name="P37">и</text:p>
      <text:p text:style-name="P36"/>
      <text:p text:style-name="Исходный_20_Код"><text:span text:style-name="T96"><text:tab/></text:span><text:span text:style-name="T13">int</text:span><text:span text:style-name="T105"> main(){</text:span></text:p>
      <text:p text:style-name="Исходный_20_Код"><text:tab/> <text:s/><text:span text:style-name="T2">for</text:span> (<text:span text:style-name="T8">int</text:span> i = <text:span text:style-name="T81">0</text:span>; i &lt; <text:span text:style-name="T81">100</text:span>; ++i)</text:p>
      <text:p text:style-name="Исходный_20_Код"><text:tab/> <text:s text:c="3"/><text:span text:style-name="T2">for</text:span> (<text:span text:style-name="T8">int</text:span> j = <text:span text:style-name="T81">0</text:span>; j &lt; <text:span text:style-name="T81">100</text:span>; ++j){</text:p>
      <text:p text:style-name="Исходный_20_Код"><text:tab/> <text:s text:c="5"/><text:span text:style-name="T2">if</text:span> (i == <text:span text:style-name="T81">50</text:span>) <text:span text:style-name="T2">return</text:span> i;</text:p>
      <text:p text:style-name="Исходный_20_Код"><text:tab/> <text:s text:c="3"/>}</text:p>
      <text:p text:style-name="P45"><text:tab/>}</text:p>
      <text:p text:style-name="P43"/>
      <text:p text:style-name="P33">Программа выдаст:</text:p>
      <text:p text:style-name="P50"><text:span text:style-name="T91"><text:tab/></text:span><text:span text:style-name="T92">$ ./main.py -f examples/main1_</text:span><text:span text:style-name="T97">2</text:span><text:span text:style-name="T92">.c -s examples/main2_</text:span><text:span text:style-name="T97">2</text:span><text:span text:style-name="T92">.c -o <text:tab/></text:span></text:p>
      <text:p text:style-name="P50"><text:span text:style-name="T92"><text:tab/></text:span><text:span text:style-name="T98">Сoefficient of Coincidens is <text:s/>49.0</text:span></text:p>
      <text:p text:style-name="P48"><text:tab/>Fragment Number: 1</text:p>
      <text:p text:style-name="P48"><text:tab/>#----------------------------------------</text:p>
      <text:p text:style-name="P48"><text:tab/>Beggining from the line 0</text:p>
      <text:p text:style-name="P48"><text:tab/>0&gt; {</text:p>
      <text:p text:style-name="P48"><text:tab/>0&gt; <text:s text:c="2"/>if (i == 50)</text:p>
      <text:p text:style-name="P48"><text:tab/>0&gt; <text:s text:c="4"/>return i;</text:p>
      <text:p text:style-name="P48"><text:tab/>0&gt; }</text:p>
      <text:p text:style-name="P48"><text:tab/></text:p>
      <text:p text:style-name="P48"><text:tab/>Beggining from the line 0</text:p>
      <text:p text:style-name="P48"><text:tab/>1&gt; {</text:p>
      <text:p text:style-name="P48"><text:tab/>1&gt; <text:s text:c="2"/>if (i == 50)</text:p>
      <text:p text:style-name="P48"><text:tab/>1&gt; <text:s text:c="4"/>return i;</text:p>
      <text:p text:style-name="P48"><text:tab/>1&gt; }</text:p>
      <text:p text:style-name="P48"><text:tab/>#----------------------------------------</text:p>
      <text:p text:style-name="P48"><text:tab/>Fragment Number: 2</text:p>
      <text:p text:style-name="P48"><text:tab/>#----------------------------------------</text:p>
      <text:p text:style-name="P48"><text:tab/>0&gt; int i = 0</text:p>
      <text:p text:style-name="P48"><text:tab/></text:p>
      <text:p text:style-name="P48"><text:tab/>1&gt; int j = 0</text:p>
      <text:p text:style-name="P48"><text:tab/>#----------------------------------------</text:p>
      <text:p text:style-name="P48"><text:tab/>Fragment Number: 3</text:p>
      <text:p text:style-name="P48"><text:tab/>#----------------------------------------</text:p>
      <text:p text:style-name="P48"><text:tab/>Beggining from the line 1</text:p>
      <text:p text:style-name="P48"><text:tab/>0&gt; int main()</text:p>
      <text:p text:style-name="P48"><text:tab/></text:p>
      <text:p text:style-name="P48"><text:tab/>Beggining from the line 1</text:p>
      <text:p text:style-name="P48"><text:tab/>1&gt; int main()</text:p>
      <text:p text:style-name="P48"><text:tab/>#----------------------------------------</text:p>
      <text:p text:style-name="P48"><text:tab/>Fragment Number: 4</text:p>
      <text:p text:style-name="P48"><text:tab/>#----------------------------------------</text:p>
      <text:p text:style-name="P48"><text:tab/>Beggining from the line 2</text:p>
      <text:p text:style-name="P48"><text:tab/>0&gt; i &lt; 100</text:p>
      <text:p text:style-name="P48"><text:tab/></text:p>
      <text:p text:style-name="P48"><text:tab/>Beggining from the line 3</text:p>
      <text:p text:style-name="P48"><text:soft-page-break/><text:tab/>1&gt; j &lt; 100</text:p>
      <text:p text:style-name="P48"><text:tab/>#----------------------------------------</text:p>
      <text:p text:style-name="P48"><text:tab/>Fragment Number: 5</text:p>
      <text:p text:style-name="P48"><text:tab/>#----------------------------------------</text:p>
      <text:p text:style-name="P48"><text:tab/>Beggining from the line 2</text:p>
      <text:p text:style-name="P48"><text:tab/>0&gt; ++i</text:p>
      <text:p text:style-name="P48"><text:tab/></text:p>
      <text:p text:style-name="P48"><text:tab/>Beggining from the line 3</text:p>
      <text:p text:style-name="P48"><text:tab/>1&gt; ++j</text:p>
      <text:p text:style-name="P48"><text:tab/>#----------------------------------------</text:p>
      <text:p text:style-name="P48"/>
      <text:p text:style-name="P19"><text:span text:style-name="T99">Что будет являться верным, т</text:span><text:span text:style-name="T100">ак как</text:span><text:span text:style-name="T99"> все эти компоненты совпадают, но вместе не образуют совпадающий код. </text:span></text:p>
      <text:p text:style-name="P16">Как мы можем заметить коэффициент каждый раз уменьшается</text:p>
      <text:h text:style-name="P87" text:outline-level="1"><text:span text:style-name="T51">З</text:span><text:span text:style-name="T68">а</text:span><text:span text:style-name="T50">ключение</text:span></text:h>
      <text:p text:style-name="P14"><text:span text:style-name="T86"><text:tab/></text:span><text:span text:style-name="T87">В ходе работы написана программа, которая сравнивает исходные коды и выводящая коэффициент похожести от 0 до 100, устойчивая к изменению </text:span><text:span text:style-name="T88">названий переменных.</text:span></text:p>
      <text:p text:style-name="P15"><text:span text:style-name="T54"><text:tab/>В планах</text:span><text:span text:style-name="T71"> (в нужном порядке реализации)</text:span><text:span text:style-name="T54">:</text:span></text:p>
      <text:list xml:id="list1472283621" text:style-name="L10">
        <text:list-item>
          <text:p text:style-name="P80"><text:span text:style-name="T70">П</text:span><text:span text:style-name="T55">риведение в порядок уже написанного кода. </text:span></text:p>
        </text:list-item>
        <text:list-item>
          <text:p text:style-name="P80"><text:span text:style-name="T70">Придумать</text:span><text:span text:style-name="T67"> функцию для вычисления схожести с меньшей погрешностью.</text:span></text:p>
        </text:list-item>
        <text:list-item>
          <text:p text:style-name="P72">Сделать программу менее требовательной к ресурсам</text:p>
        </text:list-item>
        <text:list-item>
          <text:p text:style-name="P80"><text:span text:style-name="T70">С</text:span><text:span text:style-name="T55">делать программу устойчивой к перемене местами кусков кода независимых от данных.</text:span></text:p>
        </text:list-item>
        <text:list-item>
          <text:p text:style-name="P80"><text:span text:style-name="T70">Р</text:span><text:span text:style-name="T54">асширени</text:span><text:span text:style-name="T70">е</text:span><text:span text:style-name="T54"> работы программы до языка С++ и Go. </text:span></text:p>
        </text:list-item>
        <text:list-item>
          <text:p text:style-name="P80"><text:span text:style-name="T70">П</text:span><text:span text:style-name="T54">олностью переписать код на язык C++ (</text:span><text:span text:style-name="T70">д</text:span><text:span text:style-name="T54">ля повышения скорости работы) с использованием библиотеки Boost:Spirit(Wave)</text:span></text:p>
        </text:list-item>
      </text:list>
      <text:h text:style-name="P85" text:outline-level="1"><text:span text:style-name="T53">Список</text:span><text:span text:style-name="T49"> Литературы.</text:span></text:h>
      <text:list xml:id="list1121124005" text:style-name="L11">
        <text:list-item>
          <text:p text:style-name="P61"><text:span text:style-name="Emphasis"><text:span text:style-name="T107">Ахо А</text:span></text:span><text:span text:style-name="T107">., </text:span><text:span text:style-name="Emphasis"><text:span text:style-name="T107">Д</text:span></text:span><text:span text:style-name="T107"> ж. </text:span><text:span text:style-name="Emphasis"><text:span text:style-name="T107">Ульман</text:span></text:span><text:span text:style-name="T107">. </text:span><text:span text:style-name="Emphasis"><text:span text:style-name="T107">Теория синтаксического анализа</text:span></text:span><text:span text:style-name="T107">, </text:span><text:span text:style-name="Emphasis"><text:span text:style-name="T107">перевода и компиляции</text:span></text:span><text:span text:style-name="T107"> (в 2-х т.). — М. : Мир, 1978. </text:span></text:p>
        </text:list-item>
        <text:list-item>
          <text:p text:style-name="P61"><text:span text:style-name="Emphasis"><text:span text:style-name="T107">Ахо А</text:span></text:span><text:span text:style-name="T107">., </text:span><text:span text:style-name="Emphasis"><text:span text:style-name="T107">Хопкрофт</text:span></text:span><text:span text:style-name="T107"> Дж., </text:span><text:span text:style-name="Emphasis"><text:span text:style-name="T107">Ульман</text:span></text:span><text:span text:style-name="T107"> Дж. Построение и анализ вычислительных </text:span><text:span text:style-name="Emphasis"><text:span text:style-name="T107">алгоритмов</text:span></text:span><text:span text:style-name="T107">.— М.: Мир, 1979. - 536 с. </text:span></text:p>
        </text:list-item>
        <text:list-item>
          <text:p text:style-name="P61">Красс А. Обзор алгоритмов обнаружения плагиата в исходных кодах программ: сайт URL: http://rain.ifmo.ru/cat/data/theory/unsorted/plagiarism-2006/article.pdf</text:p>
        </text:list-item>
        <text:list-item>
          <text:p text:style-name="P61">Лифшиц. Проект по обнаружению плагиата в исходных кодах: сайт URL: http://logic.pdmi.ras.ru/~yura/detector/</text:p>
        </text:list-item>
        <text:list-item>
          <text:p text:style-name="P61">Бизли Д. Python. Подробный справочник - Addison-Wesley, 2009 — 717 с.</text:p>
        </text:list-item>
        <text:list-item>
          <text:p text:style-name="P61">Mark Pilgrim. Dive into Python - Apress, 2009 — 500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family-generic="modern" style:font-pitch="fixed"/>
    <style:font-face style:name="Arial2" svg:font-family="Ari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rial2" style:font-size-asian="10pt" style:font-name-complex="Andale Mono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Preformatted_20_Text" style:class="text">
      <style:paragraph-properties fo:text-align="start" style:justify-single-word="false"/>
      <style:text-properties fo:color="#141312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1:19:12</meta:creation-date>
    <dc:date>2011-05-24T18:10:16</dc:date>
    <meta:editing-duration>PT14H03M33S</meta:editing-duration>
    <meta:editing-cycles>104</meta:editing-cycles>
    <meta:generator>OpenOffice.org/3.2$Linux OpenOffice.org_project/320m19$Build-9505</meta:generator>
    <meta:print-date>2011-05-24T17:36:19</meta:print-date>
    <meta:document-statistic meta:table-count="0" meta:image-count="0" meta:object-count="0" meta:page-count="18" meta:paragraph-count="323" meta:word-count="2035" meta:character-count="14490"/>
  </office:meta>
</office:document-meta>
</file>